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.5cm" svg:height="0.5cm" svg:x="0.75cm" svg:y="1.25cm">
          <text:p/>
        </draw:rect>
        <draw:rect draw:style-name="gr1" draw:text-style-name="P1" draw:layer="layout" svg:width="1.5cm" svg:height="0.5cm" svg:x="0.75cm" svg:y="0.25cm">
          <text:p/>
        </draw:rect>
        <draw:polyline draw:style-name="gr2" draw:text-style-name="P1" draw:layer="layout" svg:width="-0.249cm" svg:height="-0.999cm" svg:x="0.75cm" svg:y="1.5cm" svg:viewBox="0 0 -250 -1000" draw:points="0,1000 250,1000 250,0 0,0">
          <text:p/>
        </draw:polyline>
        <draw:polyline draw:style-name="gr2" draw:text-style-name="P1" draw:layer="layout" svg:width="-0.249cm" svg:height="-0.999cm" svg:x="2.5cm" svg:y="1.5cm" svg:viewBox="0 0 -250 -1000" draw:points="250,1000 0,1000 0,0 250,0">
          <text:p/>
        </draw:polyline>
        <draw:line draw:style-name="gr2" draw:text-style-name="P1" draw:layer="layout" svg:x1="0.5cm" svg:y1="1cm" svg:x2="0cm" svg:y2="1cm">
          <text:p/>
        </draw:line>
        <draw:line draw:style-name="gr2" draw:text-style-name="P1" draw:layer="layout" svg:x1="3cm" svg:y1="1cm" svg:x2="2.5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$Win32 OpenOffice.org_project/340m1$Build-9590</meta:generator>
    <dc:date>2012-09-06T19:32:34.74</dc:date>
    <meta:editing-duration>PT45M23S</meta:editing-duration>
    <meta:editing-cycles>33</meta:editing-cycles>
    <meta:document-statistic meta:object-count="6"/>
  </office:meta>
</office:document-meta>
</file>